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OverrideExcep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OverrideException.BeanDefinitionOverrideException( String beanName , BeanDefinition beanDefinition , BeanDefinition existing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OverrideException.get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OverrideException.getExisting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OverrideException.getResource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